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05pt"/>
    </style:style>
    <style:style style:name="co4" style:family="table-column">
      <style:table-column-properties fo:break-before="auto" style:column-width="34.21pt"/>
    </style:style>
    <style:style style:name="co5" style:family="table-column">
      <style:table-column-properties fo:break-before="auto" style:column-width="51.31pt"/>
    </style:style>
    <style:style style:name="co6" style:family="table-column">
      <style:table-column-properties fo:break-before="auto" style:column-width="57.06pt"/>
    </style:style>
    <style:style style:name="co7" style:family="table-column">
      <style:table-column-properties fo:break-before="auto" style:column-width="20.3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tu4_ds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float" office:value="3.000009896" calcext:value-type="float">
            <text:p>3.00000989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806635" calcext:value-type="float">
            <text:p>1.806635</text:p>
          </table:table-cell>
          <table:table-cell/>
          <table:table-cell office:value-type="float" office:value="9.033177" calcext:value-type="float">
            <text:p>9.03317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.000009896" calcext:value-type="float">
            <text:p>6.00000989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035596" calcext:value-type="float">
            <text:p>2.035596</text:p>
          </table:table-cell>
          <table:table-cell/>
          <table:table-cell office:value-type="float" office:value="10.177981" calcext:value-type="float">
            <text:p>10.17798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.000009896" calcext:value-type="float">
            <text:p>9.00000989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059103" calcext:value-type="float">
            <text:p>2.059103</text:p>
          </table:table-cell>
          <table:table-cell/>
          <table:table-cell office:value-type="float" office:value="10.295514" calcext:value-type="float">
            <text:p>10.29551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.000009896" calcext:value-type="float">
            <text:p>12.00000989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623168" calcext:value-type="float">
            <text:p>1.623168</text:p>
          </table:table-cell>
          <table:table-cell/>
          <table:table-cell office:value-type="float" office:value="8.115839" calcext:value-type="float">
            <text:p>8.11583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.000009896" calcext:value-type="float">
            <text:p>15.00000989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320965" calcext:value-type="float">
            <text:p>2.320965</text:p>
          </table:table-cell>
          <table:table-cell/>
          <table:table-cell office:value-type="float" office:value="11.604824" calcext:value-type="float">
            <text:p>11.60482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.000009896" calcext:value-type="float">
            <text:p>18.00000989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58005" calcext:value-type="float">
            <text:p>1.958005</text:p>
          </table:table-cell>
          <table:table-cell/>
          <table:table-cell office:value-type="float" office:value="9.790024" calcext:value-type="float">
            <text:p>9.79002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.000009896" calcext:value-type="float">
            <text:p>21.00000989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583002" calcext:value-type="float">
            <text:p>1.583002</text:p>
          </table:table-cell>
          <table:table-cell/>
          <table:table-cell office:value-type="float" office:value="7.915012" calcext:value-type="float">
            <text:p>7.91501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.000009896" calcext:value-type="float">
            <text:p>24.00000989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036491" calcext:value-type="float">
            <text:p>2.036491</text:p>
          </table:table-cell>
          <table:table-cell/>
          <table:table-cell office:value-type="float" office:value="10.182454" calcext:value-type="float">
            <text:p>10.18245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.000009896" calcext:value-type="float">
            <text:p>27.000009896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96667" calcext:value-type="float">
            <text:p>1.996667</text:p>
          </table:table-cell>
          <table:table-cell/>
          <table:table-cell office:value-type="float" office:value="9.983337" calcext:value-type="float">
            <text:p>9.98333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.000009896" calcext:value-type="float">
            <text:p>30.000009896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852096" calcext:value-type="float">
            <text:p>1.852096</text:p>
          </table:table-cell>
          <table:table-cell/>
          <table:table-cell office:value-type="float" office:value="9.260481" calcext:value-type="float">
            <text:p>9.26048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.000009896" calcext:value-type="float">
            <text:p>33.000009896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013863" calcext:value-type="float">
            <text:p>2.013863</text:p>
          </table:table-cell>
          <table:table-cell/>
          <table:table-cell office:value-type="float" office:value="10.069314" calcext:value-type="float">
            <text:p>10.06931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.000009896" calcext:value-type="float">
            <text:p>36.00000989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746542" calcext:value-type="float">
            <text:p>1.746542</text:p>
          </table:table-cell>
          <table:table-cell/>
          <table:table-cell office:value-type="float" office:value="8.73271" calcext:value-type="float">
            <text:p>8.7327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.000009896" calcext:value-type="float">
            <text:p>39.000009896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010965" calcext:value-type="float">
            <text:p>2.010965</text:p>
          </table:table-cell>
          <table:table-cell/>
          <table:table-cell office:value-type="float" office:value="10.054824" calcext:value-type="float">
            <text:p>10.05482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.000009896" calcext:value-type="float">
            <text:p>42.000009896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772414" calcext:value-type="float">
            <text:p>1.772414</text:p>
          </table:table-cell>
          <table:table-cell/>
          <table:table-cell office:value-type="float" office:value="8.862072" calcext:value-type="float">
            <text:p>8.86207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.000009896" calcext:value-type="float">
            <text:p>45.000009896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799883" calcext:value-type="float">
            <text:p>1.799883</text:p>
          </table:table-cell>
          <table:table-cell/>
          <table:table-cell office:value-type="float" office:value="8.999414" calcext:value-type="float">
            <text:p>8.99941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.000009896" calcext:value-type="float">
            <text:p>48.00000989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02926" calcext:value-type="float">
            <text:p>2.02926</text:p>
          </table:table-cell>
          <table:table-cell/>
          <table:table-cell office:value-type="float" office:value="10.146298" calcext:value-type="float">
            <text:p>10.14629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.000009896" calcext:value-type="float">
            <text:p>51.000009896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611975" calcext:value-type="float">
            <text:p>1.611975</text:p>
          </table:table-cell>
          <table:table-cell/>
          <table:table-cell office:value-type="float" office:value="8.059873" calcext:value-type="float">
            <text:p>8.05987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.000009896" calcext:value-type="float">
            <text:p>54.000009896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882689" calcext:value-type="float">
            <text:p>1.882689</text:p>
          </table:table-cell>
          <table:table-cell/>
          <table:table-cell office:value-type="float" office:value="9.413447" calcext:value-type="float">
            <text:p>9.41344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7.000009896" calcext:value-type="float">
            <text:p>57.000009896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763018" calcext:value-type="float">
            <text:p>1.763018</text:p>
          </table:table-cell>
          <table:table-cell/>
          <table:table-cell office:value-type="float" office:value="8.815089" calcext:value-type="float">
            <text:p>8.81508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.000009896" calcext:value-type="float">
            <text:p>60.000009896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854711" calcext:value-type="float">
            <text:p>1.854711</text:p>
          </table:table-cell>
          <table:table-cell/>
          <table:table-cell office:value-type="float" office:value="9.273557" calcext:value-type="float">
            <text:p>9.27355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.000009896" calcext:value-type="float">
            <text:p>63.000009896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019643" calcext:value-type="float">
            <text:p>2.019643</text:p>
          </table:table-cell>
          <table:table-cell/>
          <table:table-cell office:value-type="float" office:value="10.098217" calcext:value-type="float">
            <text:p>10.09821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.000009896" calcext:value-type="float">
            <text:p>66.00000989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3148" calcext:value-type="float">
            <text:p>2.3148</text:p>
          </table:table-cell>
          <table:table-cell/>
          <table:table-cell office:value-type="float" office:value="11.574002" calcext:value-type="float">
            <text:p>11.57400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9.000009896" calcext:value-type="float">
            <text:p>69.000009896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434372" calcext:value-type="float">
            <text:p>2.434372</text:p>
          </table:table-cell>
          <table:table-cell/>
          <table:table-cell office:value-type="float" office:value="12.171858" calcext:value-type="float">
            <text:p>12.17185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2.000009896" calcext:value-type="float">
            <text:p>72.000009896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311502" calcext:value-type="float">
            <text:p>2.311502</text:p>
          </table:table-cell>
          <table:table-cell/>
          <table:table-cell office:value-type="float" office:value="11.557512" calcext:value-type="float">
            <text:p>11.55751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5.000009896" calcext:value-type="float">
            <text:p>75.000009896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1985" calcext:value-type="float">
            <text:p>1.91985</text:p>
          </table:table-cell>
          <table:table-cell/>
          <table:table-cell office:value-type="float" office:value="9.599251" calcext:value-type="float">
            <text:p>9.59925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8.000009896" calcext:value-type="float">
            <text:p>78.000009896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72995" calcext:value-type="float">
            <text:p>1.972995</text:p>
          </table:table-cell>
          <table:table-cell/>
          <table:table-cell office:value-type="float" office:value="9.864977" calcext:value-type="float">
            <text:p>9.86497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.000009896" calcext:value-type="float">
            <text:p>81.000009896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017908" calcext:value-type="float">
            <text:p>2.017908</text:p>
          </table:table-cell>
          <table:table-cell/>
          <table:table-cell office:value-type="float" office:value="10.089541" calcext:value-type="float">
            <text:p>10.08954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4.000009896" calcext:value-type="float">
            <text:p>84.000009896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182489" calcext:value-type="float">
            <text:p>2.182489</text:p>
          </table:table-cell>
          <table:table-cell/>
          <table:table-cell office:value-type="float" office:value="10.912446" calcext:value-type="float">
            <text:p>10.91244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7.000009896" calcext:value-type="float">
            <text:p>87.00000989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309754" calcext:value-type="float">
            <text:p>2.309754</text:p>
          </table:table-cell>
          <table:table-cell/>
          <table:table-cell office:value-type="float" office:value="11.54877" calcext:value-type="float">
            <text:p>11.5487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.000009896" calcext:value-type="float">
            <text:p>90.000009896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896243" calcext:value-type="float">
            <text:p>1.896243</text:p>
          </table:table-cell>
          <table:table-cell/>
          <table:table-cell office:value-type="float" office:value="9.481216" calcext:value-type="float">
            <text:p>9.48121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.000009896" calcext:value-type="float">
            <text:p>93.000009896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893158" calcext:value-type="float">
            <text:p>1.893158</text:p>
          </table:table-cell>
          <table:table-cell/>
          <table:table-cell office:value-type="float" office:value="9.465792" calcext:value-type="float">
            <text:p>9.46579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6.000009896" calcext:value-type="float">
            <text:p>96.000009896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30345" calcext:value-type="float">
            <text:p>1.930345</text:p>
          </table:table-cell>
          <table:table-cell/>
          <table:table-cell office:value-type="float" office:value="9.651725" calcext:value-type="float">
            <text:p>9.65172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9.000009896" calcext:value-type="float">
            <text:p>99.000009896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647724" calcext:value-type="float">
            <text:p>1.647724</text:p>
          </table:table-cell>
          <table:table-cell/>
          <table:table-cell office:value-type="float" office:value="8.23862" calcext:value-type="float">
            <text:p>8.2386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2.000009896" calcext:value-type="float">
            <text:p>102.00000989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826247" calcext:value-type="float">
            <text:p>1.826247</text:p>
          </table:table-cell>
          <table:table-cell/>
          <table:table-cell office:value-type="float" office:value="9.131236" calcext:value-type="float">
            <text:p>9.13123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5.000009896" calcext:value-type="float">
            <text:p>105.000009896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703625" calcext:value-type="float">
            <text:p>1.703625</text:p>
          </table:table-cell>
          <table:table-cell/>
          <table:table-cell office:value-type="float" office:value="8.518124" calcext:value-type="float">
            <text:p>8.51812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8.000009896" calcext:value-type="float">
            <text:p>108.000009896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163998" calcext:value-type="float">
            <text:p>2.163998</text:p>
          </table:table-cell>
          <table:table-cell/>
          <table:table-cell office:value-type="float" office:value="10.819988" calcext:value-type="float">
            <text:p>10.81998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1.000009896" calcext:value-type="float">
            <text:p>111.000009896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463068" calcext:value-type="float">
            <text:p>1.463068</text:p>
          </table:table-cell>
          <table:table-cell/>
          <table:table-cell office:value-type="float" office:value="7.315342" calcext:value-type="float">
            <text:p>7.31534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4.000009896" calcext:value-type="float">
            <text:p>114.000009896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045232" calcext:value-type="float">
            <text:p>2.045232</text:p>
          </table:table-cell>
          <table:table-cell/>
          <table:table-cell office:value-type="float" office:value="10.226161" calcext:value-type="float">
            <text:p>10.22616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7.000009896" calcext:value-type="float">
            <text:p>117.000009896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278342" calcext:value-type="float">
            <text:p>2.278342</text:p>
          </table:table-cell>
          <table:table-cell/>
          <table:table-cell office:value-type="float" office:value="11.391708" calcext:value-type="float">
            <text:p>11.39170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0.000009896" calcext:value-type="float">
            <text:p>120.000009896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879566" calcext:value-type="float">
            <text:p>1.879566</text:p>
          </table:table-cell>
          <table:table-cell/>
          <table:table-cell office:value-type="float" office:value="9.397829" calcext:value-type="float">
            <text:p>9.39782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3.000028016" calcext:value-type="float">
            <text:p>123.000028016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339067" calcext:value-type="float">
            <text:p>2.339067</text:p>
          </table:table-cell>
          <table:table-cell/>
          <table:table-cell office:value-type="float" office:value="11.695334" calcext:value-type="float">
            <text:p>11.69533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6.000009896" calcext:value-type="float">
            <text:p>126.000009896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207079" calcext:value-type="float">
            <text:p>2.207079</text:p>
          </table:table-cell>
          <table:table-cell/>
          <table:table-cell office:value-type="float" office:value="11.035396" calcext:value-type="float">
            <text:p>11.03539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9.000009896" calcext:value-type="float">
            <text:p>129.000009896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156711" calcext:value-type="float">
            <text:p>2.156711</text:p>
          </table:table-cell>
          <table:table-cell/>
          <table:table-cell office:value-type="float" office:value="10.783554" calcext:value-type="float">
            <text:p>10.78355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2.000009896" calcext:value-type="float">
            <text:p>132.000009896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301618" calcext:value-type="float">
            <text:p>2.301618</text:p>
          </table:table-cell>
          <table:table-cell/>
          <table:table-cell office:value-type="float" office:value="11.508092" calcext:value-type="float">
            <text:p>11.50809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5.000009896" calcext:value-type="float">
            <text:p>135.000009896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060875" calcext:value-type="float">
            <text:p>2.060875</text:p>
          </table:table-cell>
          <table:table-cell/>
          <table:table-cell office:value-type="float" office:value="10.304373" calcext:value-type="float">
            <text:p>10.30437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8.000009896" calcext:value-type="float">
            <text:p>138.000009896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812803" calcext:value-type="float">
            <text:p>1.812803</text:p>
          </table:table-cell>
          <table:table-cell/>
          <table:table-cell office:value-type="float" office:value="9.064015" calcext:value-type="float">
            <text:p>9.06401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1.000009896" calcext:value-type="float">
            <text:p>141.000009896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60863" calcext:value-type="float">
            <text:p>1.60863</text:p>
          </table:table-cell>
          <table:table-cell/>
          <table:table-cell office:value-type="float" office:value="8.043152" calcext:value-type="float">
            <text:p>8.04315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4.000009896" calcext:value-type="float">
            <text:p>144.000009896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172257" calcext:value-type="float">
            <text:p>2.172257</text:p>
          </table:table-cell>
          <table:table-cell/>
          <table:table-cell office:value-type="float" office:value="10.861283" calcext:value-type="float">
            <text:p>10.86128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7.000009896" calcext:value-type="float">
            <text:p>147.000009896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743702" calcext:value-type="float">
            <text:p>1.743702</text:p>
          </table:table-cell>
          <table:table-cell/>
          <table:table-cell office:value-type="float" office:value="8.718508" calcext:value-type="float">
            <text:p>8.71850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.000009896" calcext:value-type="float">
            <text:p>150.000009896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25517" calcext:value-type="float">
            <text:p>1.925517</text:p>
          </table:table-cell>
          <table:table-cell/>
          <table:table-cell office:value-type="float" office:value="9.627584" calcext:value-type="float">
            <text:p>9.62758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3.000009896" calcext:value-type="float">
            <text:p>153.000009896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811284" calcext:value-type="float">
            <text:p>1.811284</text:p>
          </table:table-cell>
          <table:table-cell/>
          <table:table-cell office:value-type="float" office:value="9.056419" calcext:value-type="float">
            <text:p>9.05641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6.000009896" calcext:value-type="float">
            <text:p>156.00000989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852636" calcext:value-type="float">
            <text:p>1.852636</text:p>
          </table:table-cell>
          <table:table-cell/>
          <table:table-cell office:value-type="float" office:value="9.263178" calcext:value-type="float">
            <text:p>9.26317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9.000009896" calcext:value-type="float">
            <text:p>159.000009896</text:p>
          </table:table-cell>
          <table:table-cell/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308904" calcext:value-type="float">
            <text:p>2.308904</text:p>
          </table:table-cell>
          <table:table-cell/>
          <table:table-cell office:value-type="float" office:value="11.544522" calcext:value-type="float">
            <text:p>11.54452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2.000009896" calcext:value-type="float">
            <text:p>162.000009896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65612" calcext:value-type="float">
            <text:p>1.965612</text:p>
          </table:table-cell>
          <table:table-cell/>
          <table:table-cell office:value-type="float" office:value="9.828058" calcext:value-type="float">
            <text:p>9.82805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5.000009896" calcext:value-type="float">
            <text:p>165.000009896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864684" calcext:value-type="float">
            <text:p>1.864684</text:p>
          </table:table-cell>
          <table:table-cell/>
          <table:table-cell office:value-type="float" office:value="9.323418" calcext:value-type="float">
            <text:p>9.32341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8.000009896" calcext:value-type="float">
            <text:p>168.000009896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171029" calcext:value-type="float">
            <text:p>2.171029</text:p>
          </table:table-cell>
          <table:table-cell/>
          <table:table-cell office:value-type="float" office:value="10.855144" calcext:value-type="float">
            <text:p>10.85514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1.000009896" calcext:value-type="float">
            <text:p>171.000009896</text:p>
          </table:table-cell>
          <table:table-cell/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079971" calcext:value-type="float">
            <text:p>2.079971</text:p>
          </table:table-cell>
          <table:table-cell/>
          <table:table-cell office:value-type="float" office:value="10.399855" calcext:value-type="float">
            <text:p>10.39985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4.000009896" calcext:value-type="float">
            <text:p>174.000009896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18127" calcext:value-type="float">
            <text:p>1.918127</text:p>
          </table:table-cell>
          <table:table-cell/>
          <table:table-cell office:value-type="float" office:value="9.590635" calcext:value-type="float">
            <text:p>9.59063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7.000009896" calcext:value-type="float">
            <text:p>177.000009896</text:p>
          </table:table-cell>
          <table:table-cell/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18955" calcext:value-type="float">
            <text:p>1.918955</text:p>
          </table:table-cell>
          <table:table-cell/>
          <table:table-cell office:value-type="float" office:value="9.594776" calcext:value-type="float">
            <text:p>9.59477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0.000009896" calcext:value-type="float">
            <text:p>180.000009896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133882" calcext:value-type="float">
            <text:p>2.133882</text:p>
          </table:table-cell>
          <table:table-cell/>
          <table:table-cell office:value-type="float" office:value="10.669412" calcext:value-type="float">
            <text:p>10.66941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3.000009896" calcext:value-type="float">
            <text:p>183.000009896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647186" calcext:value-type="float">
            <text:p>2.647186</text:p>
          </table:table-cell>
          <table:table-cell/>
          <table:table-cell office:value-type="float" office:value="13.235928" calcext:value-type="float">
            <text:p>13.23592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6.000009896" calcext:value-type="float">
            <text:p>186.000009896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97281" calcext:value-type="float">
            <text:p>1.997281</text:p>
          </table:table-cell>
          <table:table-cell/>
          <table:table-cell office:value-type="float" office:value="9.986403" calcext:value-type="float">
            <text:p>9.98640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9.000009896" calcext:value-type="float">
            <text:p>189.000009896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009733" calcext:value-type="float">
            <text:p>2.009733</text:p>
          </table:table-cell>
          <table:table-cell/>
          <table:table-cell office:value-type="float" office:value="10.048663" calcext:value-type="float">
            <text:p>10.04866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2.000009896" calcext:value-type="float">
            <text:p>192.000009896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547868" calcext:value-type="float">
            <text:p>1.547868</text:p>
          </table:table-cell>
          <table:table-cell/>
          <table:table-cell office:value-type="float" office:value="7.739341" calcext:value-type="float">
            <text:p>7.73934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5.000009896" calcext:value-type="float">
            <text:p>195.000009896</text:p>
          </table:table-cell>
          <table:table-cell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18313" calcext:value-type="float">
            <text:p>1.918313</text:p>
          </table:table-cell>
          <table:table-cell/>
          <table:table-cell office:value-type="float" office:value="9.591565" calcext:value-type="float">
            <text:p>9.59156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8.000009896" calcext:value-type="float">
            <text:p>198.000009896</text:p>
          </table:table-cell>
          <table:table-cell/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754426" calcext:value-type="float">
            <text:p>1.754426</text:p>
          </table:table-cell>
          <table:table-cell/>
          <table:table-cell office:value-type="float" office:value="8.772129" calcext:value-type="float">
            <text:p>8.77212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.000009896" calcext:value-type="float">
            <text:p>201.000009896</text:p>
          </table:table-cell>
          <table:table-cell/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129431" calcext:value-type="float">
            <text:p>2.129431</text:p>
          </table:table-cell>
          <table:table-cell/>
          <table:table-cell office:value-type="float" office:value="10.647155" calcext:value-type="float">
            <text:p>10.64715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4.000009896" calcext:value-type="float">
            <text:p>204.000009896</text:p>
          </table:table-cell>
          <table:table-cell/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172772" calcext:value-type="float">
            <text:p>2.172772</text:p>
          </table:table-cell>
          <table:table-cell/>
          <table:table-cell office:value-type="float" office:value="10.863858" calcext:value-type="float">
            <text:p>10.86385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7.000009896" calcext:value-type="float">
            <text:p>207.000009896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003843" calcext:value-type="float">
            <text:p>2.003843</text:p>
          </table:table-cell>
          <table:table-cell/>
          <table:table-cell office:value-type="float" office:value="10.019217" calcext:value-type="float">
            <text:p>10.01921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0.000009896" calcext:value-type="float">
            <text:p>210.000009896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229214" calcext:value-type="float">
            <text:p>2.229214</text:p>
          </table:table-cell>
          <table:table-cell/>
          <table:table-cell office:value-type="float" office:value="11.146068" calcext:value-type="float">
            <text:p>11.14606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3.000009896" calcext:value-type="float">
            <text:p>213.000009896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604907" calcext:value-type="float">
            <text:p>2.604907</text:p>
          </table:table-cell>
          <table:table-cell/>
          <table:table-cell office:value-type="float" office:value="13.024533" calcext:value-type="float">
            <text:p>13.02453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6.000009896" calcext:value-type="float">
            <text:p>216.000009896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719711" calcext:value-type="float">
            <text:p>1.719711</text:p>
          </table:table-cell>
          <table:table-cell/>
          <table:table-cell office:value-type="float" office:value="8.598555" calcext:value-type="float">
            <text:p>8.59855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9.000009896" calcext:value-type="float">
            <text:p>219.000009896</text:p>
          </table:table-cell>
          <table:table-cell/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017001" calcext:value-type="float">
            <text:p>2.017001</text:p>
          </table:table-cell>
          <table:table-cell/>
          <table:table-cell office:value-type="float" office:value="10.085007" calcext:value-type="float">
            <text:p>10.08500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2.000009896" calcext:value-type="float">
            <text:p>222.000009896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56079" calcext:value-type="float">
            <text:p>1.956079</text:p>
          </table:table-cell>
          <table:table-cell/>
          <table:table-cell office:value-type="float" office:value="9.780397" calcext:value-type="float">
            <text:p>9.78039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5.000009896" calcext:value-type="float">
            <text:p>225.000009896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40049" calcext:value-type="float">
            <text:p>1.940049</text:p>
          </table:table-cell>
          <table:table-cell/>
          <table:table-cell office:value-type="float" office:value="9.700244" calcext:value-type="float">
            <text:p>9.70024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8.000009896" calcext:value-type="float">
            <text:p>228.000009896</text:p>
          </table:table-cell>
          <table:table-cell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782564" calcext:value-type="float">
            <text:p>1.782564</text:p>
          </table:table-cell>
          <table:table-cell/>
          <table:table-cell office:value-type="float" office:value="8.912821" calcext:value-type="float">
            <text:p>8.91282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1.000009896" calcext:value-type="float">
            <text:p>231.000009896</text:p>
          </table:table-cell>
          <table:table-cell/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604486" calcext:value-type="float">
            <text:p>1.604486</text:p>
          </table:table-cell>
          <table:table-cell/>
          <table:table-cell office:value-type="float" office:value="8.022429" calcext:value-type="float">
            <text:p>8.02242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4.000009896" calcext:value-type="float">
            <text:p>234.000009896</text:p>
          </table:table-cell>
          <table:table-cell/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87809" calcext:value-type="float">
            <text:p>1.987809</text:p>
          </table:table-cell>
          <table:table-cell/>
          <table:table-cell office:value-type="float" office:value="9.939043" calcext:value-type="float">
            <text:p>9.93904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7.000009896" calcext:value-type="float">
            <text:p>237.000009896</text:p>
          </table:table-cell>
          <table:table-cell/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210546" calcext:value-type="float">
            <text:p>2.210546</text:p>
          </table:table-cell>
          <table:table-cell/>
          <table:table-cell office:value-type="float" office:value="11.052728" calcext:value-type="float">
            <text:p>11.05272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0.000009896" calcext:value-type="float">
            <text:p>240.000009896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684678" calcext:value-type="float">
            <text:p>1.684678</text:p>
          </table:table-cell>
          <table:table-cell/>
          <table:table-cell office:value-type="float" office:value="8.423388" calcext:value-type="float">
            <text:p>8.42338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3.000009896" calcext:value-type="float">
            <text:p>243.000009896</text:p>
          </table:table-cell>
          <table:table-cell/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393867" calcext:value-type="float">
            <text:p>2.393867</text:p>
          </table:table-cell>
          <table:table-cell/>
          <table:table-cell office:value-type="float" office:value="11.969334" calcext:value-type="float">
            <text:p>11.96933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6.000028016" calcext:value-type="float">
            <text:p>246.000028016</text:p>
          </table:table-cell>
          <table:table-cell/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036823" calcext:value-type="float">
            <text:p>2.036823</text:p>
          </table:table-cell>
          <table:table-cell/>
          <table:table-cell office:value-type="float" office:value="10.184113" calcext:value-type="float">
            <text:p>10.18411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9.000009896" calcext:value-type="float">
            <text:p>249.000009896</text:p>
          </table:table-cell>
          <table:table-cell/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886681" calcext:value-type="float">
            <text:p>1.886681</text:p>
          </table:table-cell>
          <table:table-cell/>
          <table:table-cell office:value-type="float" office:value="9.433407" calcext:value-type="float">
            <text:p>9.43340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2.000009896" calcext:value-type="float">
            <text:p>252.000009896</text:p>
          </table:table-cell>
          <table:table-cell/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879622" calcext:value-type="float">
            <text:p>1.879622</text:p>
          </table:table-cell>
          <table:table-cell/>
          <table:table-cell office:value-type="float" office:value="9.398108" calcext:value-type="float">
            <text:p>9.39810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5.000009896" calcext:value-type="float">
            <text:p>255.000009896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779897" calcext:value-type="float">
            <text:p>1.779897</text:p>
          </table:table-cell>
          <table:table-cell/>
          <table:table-cell office:value-type="float" office:value="8.899483" calcext:value-type="float">
            <text:p>8.89948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8.000009896" calcext:value-type="float">
            <text:p>258.000009896</text:p>
          </table:table-cell>
          <table:table-cell/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796533" calcext:value-type="float">
            <text:p>1.796533</text:p>
          </table:table-cell>
          <table:table-cell/>
          <table:table-cell office:value-type="float" office:value="8.982666" calcext:value-type="float">
            <text:p>8.98266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1.000009896" calcext:value-type="float">
            <text:p>261.000009896</text:p>
          </table:table-cell>
          <table:table-cell/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252418" calcext:value-type="float">
            <text:p>2.252418</text:p>
          </table:table-cell>
          <table:table-cell/>
          <table:table-cell office:value-type="float" office:value="11.262092" calcext:value-type="float">
            <text:p>11.26209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4.000009896" calcext:value-type="float">
            <text:p>264.000009896</text:p>
          </table:table-cell>
          <table:table-cell/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613732" calcext:value-type="float">
            <text:p>1.613732</text:p>
          </table:table-cell>
          <table:table-cell/>
          <table:table-cell office:value-type="float" office:value="8.068661" calcext:value-type="float">
            <text:p>8.06866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7.000009896" calcext:value-type="float">
            <text:p>267.000009896</text:p>
          </table:table-cell>
          <table:table-cell/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159022" calcext:value-type="float">
            <text:p>2.159022</text:p>
          </table:table-cell>
          <table:table-cell/>
          <table:table-cell office:value-type="float" office:value="10.795109" calcext:value-type="float">
            <text:p>10.79510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0.000009896" calcext:value-type="float">
            <text:p>270.000009896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87665" calcext:value-type="float">
            <text:p>1.987665</text:p>
          </table:table-cell>
          <table:table-cell/>
          <table:table-cell office:value-type="float" office:value="9.938326" calcext:value-type="float">
            <text:p>9.93832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3.000009896" calcext:value-type="float">
            <text:p>273.000009896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843294" calcext:value-type="float">
            <text:p>1.843294</text:p>
          </table:table-cell>
          <table:table-cell/>
          <table:table-cell office:value-type="float" office:value="9.216472" calcext:value-type="float">
            <text:p>9.21647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6.000009896" calcext:value-type="float">
            <text:p>276.000009896</text:p>
          </table:table-cell>
          <table:table-cell/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216227" calcext:value-type="float">
            <text:p>2.216227</text:p>
          </table:table-cell>
          <table:table-cell/>
          <table:table-cell office:value-type="float" office:value="11.081136" calcext:value-type="float">
            <text:p>11.08113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9.000009896" calcext:value-type="float">
            <text:p>279.000009896</text:p>
          </table:table-cell>
          <table:table-cell/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709567" calcext:value-type="float">
            <text:p>1.709567</text:p>
          </table:table-cell>
          <table:table-cell/>
          <table:table-cell office:value-type="float" office:value="8.547833" calcext:value-type="float">
            <text:p>8.54783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2.000009896" calcext:value-type="float">
            <text:p>282.000009896</text:p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33495" calcext:value-type="float">
            <text:p>2.33495</text:p>
          </table:table-cell>
          <table:table-cell/>
          <table:table-cell office:value-type="float" office:value="11.674748" calcext:value-type="float">
            <text:p>11.67474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5.000009896" calcext:value-type="float">
            <text:p>285.000009896</text:p>
          </table:table-cell>
          <table:table-cell/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777761" calcext:value-type="float">
            <text:p>1.777761</text:p>
          </table:table-cell>
          <table:table-cell/>
          <table:table-cell office:value-type="float" office:value="8.888804" calcext:value-type="float">
            <text:p>8.88880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8.000009896" calcext:value-type="float">
            <text:p>288.000009896</text:p>
          </table:table-cell>
          <table:table-cell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36029" calcext:value-type="float">
            <text:p>1.936029</text:p>
          </table:table-cell>
          <table:table-cell/>
          <table:table-cell office:value-type="float" office:value="9.680143" calcext:value-type="float">
            <text:p>9.68014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1.000009896" calcext:value-type="float">
            <text:p>291.000009896</text:p>
          </table:table-cell>
          <table:table-cell/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078543" calcext:value-type="float">
            <text:p>2.078543</text:p>
          </table:table-cell>
          <table:table-cell/>
          <table:table-cell office:value-type="float" office:value="10.392713" calcext:value-type="float">
            <text:p>10.39271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4.000009896" calcext:value-type="float">
            <text:p>294.000009896</text:p>
          </table:table-cell>
          <table:table-cell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2.403621" calcext:value-type="float">
            <text:p>2.403621</text:p>
          </table:table-cell>
          <table:table-cell/>
          <table:table-cell office:value-type="float" office:value="12.018104" calcext:value-type="float">
            <text:p>12.01810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7.000009896" calcext:value-type="float">
            <text:p>297.000009896</text:p>
          </table:table-cell>
          <table:table-cell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964239" calcext:value-type="float">
            <text:p>1.964239</text:p>
          </table:table-cell>
          <table:table-cell/>
          <table:table-cell office:value-type="float" office:value="9.821194" calcext:value-type="float">
            <text:p>9.82119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0.000009896" calcext:value-type="float">
            <text:p>300.000009896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RTU4</text:p>
          </table:table-cell>
          <table:table-cell/>
          <table:table-cell office:value-type="float" office:value="1.85954" calcext:value-type="float">
            <text:p>1.85954</text:p>
          </table:table-cell>
          <table:table-cell/>
          <table:table-cell office:value-type="float" office:value="9.2977" calcext:value-type="float">
            <text:p>9.2977</text:p>
          </table:table-cell>
          <table:table-cell/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0" meta:object-count="0"/>
    <meta:generator>LibreOffice/5.1.4.2$Linux_X86_64 LibreOffice_project/10m0$Build-2</meta:generator>
  </office:meta>
</office:document-meta>
</file>